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F9BDF22929E2CA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0000000055600000300F9BDF22929E2CAD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1T15:09:26.909031665</meta:creation-date>
    <dc:date>2021-09-11T15:10:13.450917944</dc:date>
    <meta:editing-duration>PT4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